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estCase" style:family="table">
      <style:table-properties style:width="17cm" table:align="margins"/>
    </style:style>
    <style:style style:name="TestCase.A" style:family="table-column">
      <style:table-column-properties style:column-width="17cm" style:rel-column-width="9638*"/>
    </style:style>
    <style:style style:name="TestCase.A1" style:family="table-cell">
      <style:table-cell-properties fo:padding="0.097cm" fo:border="0.05pt solid #000000"/>
    </style:style>
    <style:style style:name="TestCase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C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94cm" style:rel-column-width="4872*"/>
    </style:style>
    <style:style style:name="表格2.B" style:family="table-column">
      <style:table-column-properties style:column-width="8.407cm" style:rel-column-width="4766*"/>
    </style:style>
    <style:style style:name="表格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963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5.667cm" style:rel-column-width="2184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9638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8.5cm" style:rel-column-width="32767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8721b"/>
    </style:style>
    <style:style style:name="P2" style:family="paragraph" style:parent-style-name="Standard">
      <style:text-properties officeooo:paragraph-rsid="000a1750"/>
    </style:style>
    <style:style style:name="P3" style:family="paragraph" style:parent-style-name="Table_20_Contents">
      <style:text-properties officeooo:rsid="0008721b" officeooo:paragraph-rsid="0008721b"/>
    </style:style>
    <style:style style:name="P4" style:family="paragraph" style:parent-style-name="Table_20_Contents">
      <style:text-properties officeooo:rsid="0008721b" officeooo:paragraph-rsid="000a1750"/>
    </style:style>
    <style:style style:name="P5" style:family="paragraph" style:parent-style-name="Table_20_Contents">
      <style:text-properties officeooo:rsid="0008721b" officeooo:paragraph-rsid="000be024"/>
    </style:style>
    <style:style style:name="P6" style:family="paragraph" style:parent-style-name="Table_20_Contents">
      <style:text-properties officeooo:rsid="000a1750" officeooo:paragraph-rsid="000a1750"/>
    </style:style>
    <style:style style:name="P7" style:family="paragraph" style:parent-style-name="Table_20_Contents">
      <style:text-properties officeooo:rsid="000be024" officeooo:paragraph-rsid="000be024"/>
    </style:style>
    <style:style style:name="P8" style:family="paragraph" style:parent-style-name="Table_20_Contents">
      <style:text-properties officeooo:paragraph-rsid="000be024"/>
    </style:style>
    <style:style style:name="P9" style:family="paragraph">
      <style:paragraph-properties fo:text-align="center"/>
    </style:style>
    <style:style style:name="T1" style:family="text">
      <style:text-properties officeooo:rsid="000a1750"/>
    </style:style>
    <style:style style:name="T2" style:family="text">
      <style:text-properties officeooo:rsid="000be024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Case" table:style-name="TestCase">
        <table:table-column table:style-name="TestCase.A"/>
        <table:table-row>
          <table:table-cell table:style-name="TestCase.A1" office:value-type="string">
            <text:p text:style-name="P3">Test Case 1: </text:p>
            <text:p text:style-name="P3">Users sign into the application with correct user name and directed to correspond page.</text:p>
            <text:p text:style-name="P3"/>
            <text:p text:style-name="P3"><draw:line text:anchor-type="paragraph" draw:z-index="0" draw:style-name="gr1" draw:text-style-name="P9" svg:x1="4.075cm" svg:y1="0.342cm" svg:x2="10.573cm" svg:y2="0.363cm"><text:p/></draw:line>Testing Mobile Device:</text:p>
            <text:p text:style-name="P3"/>
          </table:table-cell>
        </table:table-row>
        <table:table-row>
          <table:table-cell table:style-name="TestCase.A2" office:value-type="string">
            <text:p text:style-name="P3">App. Ref: <text:s text:c="69"/>Test Ref: <text:s text:c="9"/></text:p>
          </table:table-cell>
        </table:table-row>
      </table:table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">Event trigger</text:p>
          </table:table-cell>
          <table:table-cell table:style-name="表格1.A1" office:value-type="string">
            <text:p text:style-name="P3">Goal</text:p>
          </table:table-cell>
          <table:table-cell table:style-name="表格1.C1" office:value-type="string">
            <text:p text:style-name="P3">Test Result</text:p>
          </table:table-cell>
        </table:table-row>
        <table:table-row>
          <table:table-cell table:style-name="表格1.A2" office:value-type="string">
            <text:p text:style-name="P3">1) Student log in with correct user name and password with correct forum. </text:p>
          </table:table-cell>
          <table:table-cell table:style-name="表格1.A2" office:value-type="string">
            <text:p text:style-name="P3">Log into student mobile page.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2) Lecturer log in with correct user name and password with correct forum. </text:p>
          </table:table-cell>
          <table:table-cell table:style-name="表格1.A2" office:value-type="string">
            <text:p text:style-name="P3">Log into lecturer mobile page.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3) Student log in with incorrect forum. </text:p>
          </table:table-cell>
          <table:table-cell table:style-name="表格1.A2" office:value-type="string">
            <text:p text:style-name="P3">Log in failure with either unexpected symbols or exceeded length of password.</text:p>
          </table:table-cell>
          <table:table-cell table:style-name="表格1.C4" office:value-type="string">
            <text:p text:style-name="Table_20_Contents"/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">Comment:</text:p>
            <text:p text:style-name="P3"/>
            <text:p text:style-name="P3"/>
          </table:table-cell>
          <table:table-cell table:style-name="表格2.B1" office:value-type="string">
            <text:p text:style-name="P3">Testing personnel:</text:p>
            <text:p text:style-name="P3"/>
            <text:p text:style-name="P3">Date:</text:p>
            <text:p text:style-name="Table_20_Contents"/>
            <text:p text:style-name="P3">Signature: </text:p>
            <text:p text:style-name="Table_20_Contents"/>
          </table:table-cell>
        </table:table-row>
      </table:table>
      <text:p text:style-name="Standard"/>
      <text:p text:style-name="P1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Test Case 2: </text:p>
            <text:p text:style-name="P6">Student check the attendance by scanning QR code during the lecture.</text:p>
            <text:p text:style-name="P3"/>
            <text:p text:style-name="P3"><draw:line text:anchor-type="paragraph" draw:z-index="1" draw:style-name="gr1" draw:text-style-name="P9" svg:x1="4.075cm" svg:y1="0.342cm" svg:x2="10.573cm" svg:y2="0.363cm"><text:p/></draw:line>Testing Mobile Device:</text:p>
            <text:p text:style-name="P3"/>
          </table:table-cell>
        </table:table-row>
        <table:table-row>
          <table:table-cell table:style-name="表格3.A2" office:value-type="string">
            <text:p text:style-name="P3">App. Ref: <text:s text:c="69"/>Test Ref: <text:s text:c="9"/></text:p>
          </table:table-cell>
        </table:table-row>
      </table:table>
      <table:table table:name="表格4" table:style-name="表格4">
        <table:table-column table:style-name="表格4.A" table:number-columns-repeated="3"/>
        <table:table-row>
          <table:table-cell table:style-name="表格4.A1" office:value-type="string">
            <text:p text:style-name="P6">Event Trigger</text:p>
          </table:table-cell>
          <table:table-cell table:style-name="表格4.A1" office:value-type="string">
            <text:p text:style-name="P6">Goal</text:p>
          </table:table-cell>
          <table:table-cell table:style-name="表格4.C1" office:value-type="string">
            <text:p text:style-name="Table_20_Contents">T<text:span text:style-name="T1">est Result</text:span></text:p>
          </table:table-cell>
        </table:table-row>
        <table:table-row>
          <table:table-cell table:style-name="表格4.A2" office:value-type="string">
            <text:p text:style-name="P6">1) Enter the registered course while in the correspond lecture room.</text:p>
          </table:table-cell>
          <table:table-cell table:style-name="表格4.A2" office:value-type="string">
            <text:p text:style-name="P6">The correct course that the user had enrolled.</text:p>
          </table:table-cell>
          <table:table-cell table:style-name="表格4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表格4.A2" office:value-type="string">
            <text:p text:style-name="P6">2) Scanned the QR code via mobile device.</text:p>
          </table:table-cell>
          <table:table-cell table:style-name="表格4.A2" office:value-type="string">
            <text:p text:style-name="P6">Scan the QR code from the lecture.</text:p>
          </table:table-cell>
          <table:table-cell table:style-name="表格4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表格4.A2" office:value-type="string">
            <text:p text:style-name="P6">3) After the QR code is scanned by the correct user in correspond course, it will mark the student's attendance.</text:p>
          </table:table-cell>
          <table:table-cell table:style-name="表格4.A2" office:value-type="string">
            <text:p text:style-name="Table_20_Contents"/>
          </table:table-cell>
          <table:table-cell table:style-name="表格4.C2" office:value-type="string">
            <text:p text:style-name="Table_20_Contents"/>
          </table:table-cell>
        </table:table-row>
      </table:table>
      <table:table table:name="表格5" table:style-name="表格5">
        <table:table-column table:style-name="表格5.A" table:number-columns-repeated="2"/>
        <table:table-row>
          <table:table-cell table:style-name="表格5.A1" office:value-type="string">
            <text:p text:style-name="P6">Comment:</text:p>
            <text:p text:style-name="P6"/>
            <text:p text:style-name="P6"/>
          </table:table-cell>
          <table:table-cell table:style-name="表格5.B1" office:value-type="string">
            <text:p text:style-name="P6">Testing Personnel:</text:p>
            <text:p text:style-name="P6"/>
            <text:p text:style-name="P6">Date:</text:p>
            <text:p text:style-name="P6"/>
            <text:p text:style-name="P6">Signature:</text:p>
            <text:p text:style-name="P6"/>
          </table:table-cell>
        </table:table-row>
      </table:table>
      <text:p text:style-name="P2"><text:soft-page-break/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">Test Case <text:span text:style-name="T1">3</text:span>: </text:p>
            <text:p text:style-name="P6">Lecturer(users) manually manipulate students' attendance.</text:p>
            <text:p text:style-name="P4"/>
            <text:p text:style-name="P4"><draw:line text:anchor-type="paragraph" draw:z-index="2" draw:style-name="gr1" draw:text-style-name="P9" svg:x1="4.075cm" svg:y1="0.342cm" svg:x2="10.573cm" svg:y2="0.363cm"><text:p/></draw:line>Testing Mobile Device:</text:p>
            <text:p text:style-name="P4"/>
          </table:table-cell>
        </table:table-row>
        <table:table-row>
          <table:table-cell table:style-name="表格6.A2" office:value-type="string">
            <text:p text:style-name="P4">App. Ref: <text:s text:c="69"/>Test Ref: <text:s text:c="9"/></text:p>
          </table:table-cell>
        </table:table-row>
      </table:table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">Event Trigger</text:p>
          </table:table-cell>
          <table:table-cell table:style-name="表格7.A1" office:value-type="string">
            <text:p text:style-name="P6">Goal</text:p>
          </table:table-cell>
          <table:table-cell table:style-name="表格7.C1" office:value-type="string">
            <text:p text:style-name="P6">Test Result</text:p>
          </table:table-cell>
        </table:table-row>
        <table:table-row>
          <table:table-cell table:style-name="表格7.A2" office:value-type="string">
            <text:p text:style-name="P6">1) Enters the page where shows the attendance of the student.</text:p>
          </table:table-cell>
          <table:table-cell table:style-name="表格7.A2" office:value-type="string">
            <text:p text:style-name="P6">View the attendance of the students in specific lecture.</text:p>
          </table:table-cell>
          <table:table-cell table:style-name="表格7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表格7.A2" office:value-type="string">
            <text:p text:style-name="P6">2) <text:span text:style-name="T2">The lecturer can manipulate students' attendance by adding or removing it on the page.</text:span></text:p>
          </table:table-cell>
          <table:table-cell table:style-name="表格7.A2" office:value-type="string">
            <text:p text:style-name="P7">The student can be marked either as registered or not in that lecture. </text:p>
          </table:table-cell>
          <table:table-cell table:style-name="表格7.C2" office:value-type="string">
            <text:p text:style-name="Table_20_Contents"/>
          </table:table-cell>
        </table:table-row>
      </table:table>
      <table:table table:name="表格8" table:style-name="表格8">
        <table:table-column table:style-name="表格8.A" table:number-columns-repeated="2"/>
        <table:table-row>
          <table:table-cell table:style-name="表格8.A1" office:value-type="string">
            <text:p text:style-name="P7">Comment: </text:p>
          </table:table-cell>
          <table:table-cell table:style-name="表格8.B1" office:value-type="string">
            <text:p text:style-name="P5">Testing personnel:</text:p>
            <text:p text:style-name="P5"/>
            <text:p text:style-name="P5">Date:</text:p>
            <text:p text:style-name="P8"/>
            <text:p text:style-name="P5">Signature: </text:p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5:28:15.425000000</meta:creation-date>
    <dc:date>2016-01-27T17:06:11.506000000</dc:date>
    <meta:editing-duration>PT3M27S</meta:editing-duration>
    <meta:editing-cycles>1</meta:editing-cycles>
    <meta:document-statistic meta:table-count="9" meta:image-count="0" meta:object-count="0" meta:page-count="2" meta:paragraph-count="48" meta:word-count="247" meta:character-count="1724" meta:non-whitespace-character-count="1278"/>
    <meta:generator>LibreOffice/5.0.4.2$Windows_X86_64 LibreOffice_project/2b9802c1994aa0b7dc6079e128979269cf95bc78</meta:generator>
  </office:meta>
</office:document-meta>
</file>